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blem.to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roblem.getParseSt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blem.get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blem.Problem( String message , Location location , @ Nullable ParseState parseState , @ Nullable Throwable root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roblem.Problem( String message , Location l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blem.getResourceDescri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blem.getRootCau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blem.Problem( String message , Location location , ParseState parse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blem.getLoc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